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34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3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eplay_buff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de size</text:p>
          </table:table-cell>
          <table:table-cell office:value-type="string" calcext:value-type="string">
            <text:p>Risultati</text:p>
          </table:table-cell>
        </table:table-row>
        <table:table-row table:style-name="ro1">
          <table:table-cell office:value-type="string" calcext:value-type="string">
            <text:p>DDQN vanilla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irca 140 (cumulative reward su episodio) converge e risolve</text:p>
          </table:table-cell>
        </table:table-row>
        <table:table-row table:style-name="ro1">
          <table:table-cell office:value-type="string" calcext:value-type="string">
            <text:p>DDQN AE estern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-100</text:p>
          </table:table-cell>
          <table:table-cell office:value-type="string" calcext:value-type="string">
            <text:p>Circa -130 (//) converge su un minimo locale, non risolve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99.54" calcext:value-type="float">
            <text:p>99,54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DQN su valori discretizzati a mano (Prime 6 dim divise in 5 intervalli, ultime 2 in 2)</text:p>
          </table:table-cell>
          <table:table-cell table:number-columns-repeated="4"/>
          <table:table-cell office:value-type="float" office:value="-450" calcext:value-type="float">
            <text:p>-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00/00/0000</text:date>, <text:time style:data-style-name="N2" text:time-value="10:47:38.27373624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1:22:17.871650852</meta:creation-date>
    <dc:date>2020-09-30T10:52:59.634697222</dc:date>
    <meta:editing-duration>PT59M8S</meta:editing-duration>
    <meta:editing-cycles>5</meta:editing-cycles>
    <meta:generator>LibreOffice/5.1.6.2$Linux_X86_64 LibreOffice_project/10m0$Build-2</meta:generator>
    <meta:document-statistic meta:table-count="1" meta:cell-count="61" meta:object-count="0"/>
  </office:meta>
</office:document-meta>
</file>